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-start text:name="_Ref305074230"/>Installing the Client<text:bookmark-end text:name="_Ref305074230"/></text:h>
      <text:list xml:id="list35464848" text:style-name="WWNum3">
        <text:list-item>
          <text:p text:style-name="P3">Download and unzip the BW4TClient.zip to a convienient directory. We refer to this directory as &lt;CLIENT&gt;.</text:p>
        </text:list-item>
        <text:list-item>
          <text:p text:style-name="P3">On OSX set execute rights for .sh files as follows: </text:p>
          <text:list>
            <text:list-item>
              <text:p text:style-name="P3">Open a terminal</text:p>
            </text:list-item>
            <text:list-item>
              <text:p text:style-name="P3">Go to the &lt;CLIENT&gt; directory</text:p>
            </text:list-item>
            <text:list-item>
              <text:p text:style-name="P2"><text:span text:style-name="T1">execute </text:span><text:span text:style-name="T2">chmod 777 BW4TClient.sh.command</text:span></text:p>
            </text:list-item>
            <text:list-item>
              <text:p text:style-name="P3">close the termin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6:50:47</meta:creation-date>
    <dc:date>2013-08-27T15:59:45.91</dc:date>
    <meta:editing-duration>PT30M37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50" meta:character-count="290"/>
  </office:meta>
</office:document-meta>
</file>